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 fo:padding="0.049cm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 fo:padding="0.049cm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 fo:padding="0.049cm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0pt" fo:font-weight="normal" officeooo:rsid="00027eae" officeooo:paragraph-rsid="0005b828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 fo:padding="0.049cm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 fo:padding="0.049cm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-gradient-name="Gradient_20_1" draw:fill-hatch-name="hatch"/>
      <style:paragraph-properties fo:line-height="100%" fo:text-align="start" style:justify-single-word="false" fo:padding="0.049cm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-gradient-name="Gradient_20_2" draw:fill-hatch-name="hatch"/>
      <style:paragraph-properties fo:line-height="100%" fo:text-align="start" style:justify-single-word="false" fo:padding="0.049cm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00%" fo:text-align="start" style:justify-single-word="false" fo:padding="0.049cm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Georgia" fo:font-size="18pt" fo:font-weight="bold" officeooo:rsid="0000c28c" officeooo:paragraph-rsid="0000c28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officeooo:rsid="00026bc3"/>
    </style:style>
    <style:style style:name="T6" style:family="text">
      <style:text-properties fo:color="#666666" loext:opacity="100%" officeooo:rsid="00043581"/>
    </style:style>
    <style:style style:name="T7" style:family="text">
      <style:text-properties fo:color="#666666" loext:opacity="100%" style:font-name="Georgi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666666" loext:opacity="100%" style:font-name="Georgia" fo:font-size="10pt" fo:font-weight="normal" officeooo:rsid="0006315a" style:font-size-asian="10pt" style:font-weight-asian="normal" style:font-size-complex="10pt" style:font-weight-complex="normal"/>
    </style:style>
    <style:style style:name="T9" style:family="text">
      <style:text-properties fo:color="#666666" loext:opacity="100%" style:font-name="Georgia" fo:font-weight="normal" style:font-weight-asian="normal" style:font-weight-complex="normal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color="#000000" loext:opacity="100%" fo:font-weight="normal" officeooo:rsid="00027eae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27eae" style:font-weight-asian="bold" style:font-weight-complex="bold"/>
    </style:style>
    <style:style style:name="T14" style:family="text">
      <style:text-properties fo:font-weight="bold" officeooo:rsid="0004b79c" style:font-weight-asian="bold" style:font-weight-complex="bold"/>
    </style:style>
    <style:style style:name="T15" style:family="text">
      <style:text-properties fo:font-weight="bold" officeooo:rsid="0006315a" style:font-weight-asian="bold" style:font-weight-complex="bold"/>
    </style:style>
    <style:style style:name="T16" style:family="text">
      <style:text-properties fo:font-weight="bold" officeooo:rsid="0006d7b1" style:font-weight-asian="bold" style:font-weight-complex="bold"/>
    </style:style>
    <style:style style:name="T17" style:family="text">
      <style:text-properties officeooo:rsid="00027eae"/>
    </style:style>
    <style:style style:name="T18" style:family="text">
      <style:text-properties officeooo:rsid="0004b79c"/>
    </style:style>
    <style:style style:name="T19" style:family="text">
      <style:text-properties officeooo:rsid="0005b828"/>
    </style:style>
    <style:style style:name="T20" style:family="text">
      <style:text-properties style:font-name="Georgia"/>
    </style:style>
    <style:style style:name="T21" style:family="text">
      <style:text-properties style:font-name="Georgia" fo:font-size="10pt" style:font-size-asian="10pt" style:font-size-complex="10pt"/>
    </style:style>
    <style:style style:name="T22" style:family="text">
      <style:text-properties style:font-name="Georgia" fo:font-weight="normal" style:font-weight-asian="normal" style:font-weight-complex="normal"/>
    </style:style>
    <style:style style:name="T23" style:family="text">
      <style:text-properties officeooo:rsid="0006315a"/>
    </style:style>
    <style:style style:name="T24" style:family="text">
      <style:text-properties officeooo:rsid="0006d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ANIEL <text:span text:style-name="T1">SCANU</text:span></text:p>
      <text:p text:style-name="P26"><text:span text:style-name="T8">Software Engineer &amp; </text:span><text:span text:style-name="T7">Web Developer | </text:span><text:a xlink:type="simple" xlink:href="mailto:danielscanu@zohomail.eu" text:style-name="Internet_20_link" text:visited-style-name="Visited_20_Internet_20_Link"><text:span text:style-name="T21">danielscanu@zohomail.eu</text:span></text:a><text:span text:style-name="T7"> | Trondheim, Norway | github.com/Myphz</text:span></text:p>
      <text:p text:style-name="P1"/>
      <text:p text:style-name="P17">Skills</text:p>
      <text:p text:style-name="P2"><text:span text:style-name="T1">Languages:</text:span><text:tab/><text:tab/><text:span text:style-name="T10">Python, JavaScript, TypeScript, Rust, Java, C, SASS, CSS, HTML, SQL</text:span></text:p>
      <text:p text:style-name="P2"><text:span text:style-name="T1">Technologies:</text:span><text:tab/><text:span text:style-name="T10">Vue, React, NodeJS, Vite, Express, Rocket, MongoDB, </text:span><text:span text:style-name="T11">Astro</text:span><text:span text:style-name="T10">, Flask, Git, Shell</text:span></text:p>
      <text:p text:style-name="P4"/>
      <text:p text:style-name="P18">Professional Experience</text:p>
      <text:p text:style-name="P7">Full Stack Developer – <text:span text:style-name="T17">Back office team<text:tab/><text:tab/><text:tab/><text:tab/><text:tab/><text:tab/> <text:s text:c="4"/><text:tab/> <text:s text:c="6"/></text:span><text:span text:style-name="T6">Trondheim, Norway</text:span></text:p>
      <text:p text:style-name="P15">Way AS<text:tab/><text:tab/><text:tab/><text:tab/><text:tab/><text:tab/><text:tab/><text:tab/><text:tab/><text:tab/> <text:s text:c="4"/><text:span text:style-name="T4">Aug 2022 - Current</text:span></text:p>
      <text:p text:style-name="P21">Simulator-based driving school</text:p>
      <text:p text:style-name="P7">• <text:span text:style-name="T18">Handle users’ data with </text:span><text:span text:style-name="T14">real-time GraphQL queries &amp; mutations</text:span></text:p>
      <text:p text:style-name="P7">• <text:span text:style-name="T18">Architect &amp; build </text:span><text:span text:style-name="T14">booking &amp; payment infrastructure</text:span><text:span text:style-name="T18"> with custom interface</text:span></text:p>
      <text:p text:style-name="P7">• <text:span text:style-name="T18">Develop </text:span><text:span text:style-name="T14">front-end interface</text:span><text:span text:style-name="T18"> from Figma design sketches &amp; design system</text:span></text:p>
      <text:p text:style-name="P7">• <text:span text:style-name="T18">Create </text:span><text:span text:style-name="T14">cross-platform mobile student app</text:span><text:span text:style-name="T18"> to automatically handle bookings &amp; payments</text:span></text:p>
      <text:p text:style-name="P12">• <text:span text:style-name="T24">Set up </text:span><text:span text:style-name="T16">administration pipelines</text:span><text:span text:style-name="T24"> to handle automatic app versioning and building</text:span></text:p>
      <text:p text:style-name="P8">• <text:span text:style-name="T18">Integration with </text:span><text:span text:style-name="T14">payment providers</text:span><text:span text:style-name="T18">, </text:span><text:span text:style-name="T14">Google Firebase</text:span><text:span text:style-name="T18"> and </text:span><text:span text:style-name="T14">Google Cloud</text:span><text:span text:style-name="T18"> platforms</text:span></text:p>
      <text:p text:style-name="P11">• <text:span text:style-name="T15">Helped company business growth</text:span></text:p>
      <text:p text:style-name="P8"/>
      <text:p text:style-name="P13">Software engineer – Python tutor<text:tab/><text:tab/><text:tab/><text:tab/><text:tab/><text:tab/><text:tab/><text:tab/> <text:s text:c="14"/><text:span text:style-name="T1">Remote</text:span></text:p>
      <text:p text:style-name="P15">Freelancer<text:tab/><text:tab/><text:tab/><text:tab/><text:tab/><text:tab/><text:tab/><text:tab/><text:tab/> <text:s text:c="5"/><text:span text:style-name="T3">J</text:span><text:span text:style-name="T2">ul 2020 – </text:span><text:span text:style-name="T3">Current</text:span></text:p>
      <text:p text:style-name="P23"><text:span text:style-name="T17">Programmer</text:span> and private tutor</text:p>
      <text:p text:style-name="P7">• <text:span text:style-name="T17">Work for </text:span><text:span text:style-name="T13">hundreds of private customers</text:span><text:span text:style-name="T17"> all over the world</text:span></text:p>
      <text:p text:style-name="P7">• <text:span text:style-name="T17">Several different fields: AI &amp; ML, </text:span><text:span text:style-name="T13">Web development</text:span><text:span text:style-name="T17">, GUI development, Data Science</text:span></text:p>
      <text:p text:style-name="P7">• <text:span text:style-name="T17">Advanced </text:span><text:span text:style-name="T13">tutoring sessions</text:span><text:span text:style-name="T17"> about Python and general computer science main concepts</text:span></text:p>
      <text:p text:style-name="P8">• <text:span text:style-name="T13">Hundreds of 5-star reviews</text:span></text:p>
      <text:p text:style-name="P14"/>
      <text:p text:style-name="P14">Full Stack Developer – Developer team<text:tab/><text:tab/><text:tab/><text:tab/><text:tab/><text:tab/><text:tab/> <text:s text:c="18"/><text:span text:style-name="T5">Italy, Remote</text:span></text:p>
      <text:p text:style-name="P16">pianobit s.r.l<text:tab/><text:tab/><text:tab/><text:tab/><text:tab/><text:tab/><text:tab/><text:tab/><text:tab/> <text:s/><text:span text:style-name="T2">June 2021 - </text:span><text:span text:style-name="T3">July</text:span><text:span text:style-name="T2"> 202</text:span><text:span text:style-name="T3">2</text:span></text:p>
      <text:p text:style-name="P22">NodeJS Full Stack web application development – SaaS company</text:p>
      <text:p text:style-name="P9">• Built <text:span text:style-name="T12">back-end</text:span> microservices architecture <text:span text:style-name="T18">with custom authentication and cryptography</text:span></text:p>
      <text:p text:style-name="P9">• Led project to develop <text:span text:style-name="T12">front-end</text:span> interface with Vue and Vuex <text:span text:style-name="T18">for file sharing</text:span></text:p>
      <text:p text:style-name="P9">• Contributed to <text:span text:style-name="T12">real-time</text:span> trading application, <text:span text:style-name="T18">handling socket connections and real time feeds</text:span></text:p>
      <text:p text:style-name="P10">• <text:span text:style-name="T13">Result in</text:span><text:span text:style-name="T17"> </text:span><text:span text:style-name="T13">100% satisfaction from customer</text:span></text:p>
      <text:p text:style-name="P5"/>
      <text:p text:style-name="P19">Projects</text:p>
      <text:p text:style-name="P3"><text:span text:style-name="T20">Freelancer website <text:s text:c="12"/><text:tab/><text:tab/><text:tab/></text:span><text:span text:style-name="T9"><text:tab/><text:tab/><text:tab/><text:tab/><text:tab/><text:tab/> <text:s text:c="7"/></text:span><text:a xlink:type="simple" xlink:href="https://ddaniel.dev/" text:style-name="Internet_20_link" text:visited-style-name="Visited_20_Internet_20_Link">ddaniel.dev</text:a></text:p>
      <text:p text:style-name="P24">My freelancing website to reach out to new clients</text:p>
      <text:p text:style-name="P7">• <text:span text:style-name="T19">Astro, SASS, Express</text:span></text:p>
      <text:p text:style-name="P3"><text:span text:style-name="T20">Personal portfolio<text:tab/><text:tab/><text:tab/><text:tab/><text:tab/><text:tab/><text:tab/><text:tab/> <text:s text:c="13"/></text:span><text:a xlink:type="simple" xlink:href="https://myphz.github.io/Myphz" text:style-name="Internet_20_link" text:visited-style-name="Visited_20_Internet_20_Link"><text:span text:style-name="T9">myphz.github.io/Myphz</text:span></text:a></text:p>
      <text:p text:style-name="P24">My personal website, to showcase my skills and projects</text:p>
      <text:p text:style-name="P7">• React + Typescript, Rust + Rocket, SASS</text:p>
      <text:p text:style-name="P3"><text:span text:style-name="T20">wwwallet<text:tab/><text:tab/><text:tab/><text:tab/><text:tab/><text:tab/><text:tab/><text:tab/> <text:s text:c="11"/><text:tab/><text:tab/><text:tab/> <text:s text:c="3"/></text:span><text:a xlink:type="simple" xlink:href="http://wwwallet.app/" text:style-name="Internet_20_link" text:visited-style-name="Visited_20_Internet_20_Link"><text:span text:style-name="T9">wwwallet.app</text:span></text:a></text:p>
      <text:p text:style-name="P24">Cryptocurrency trading &amp; investments tracking web and mobile app, updated real-time</text:p>
      <text:p text:style-name="P7">• Vue + Pinia, Express, MongoDB, SASS</text:p>
      <text:p text:style-name="P3"><text:span text:style-name="T20">Sort Visualizer<text:tab/><text:tab/><text:tab/><text:tab/><text:tab/><text:tab/><text:tab/><text:tab/> <text:s text:c="11"/><text:tab/> <text:s text:c="9"/></text:span><text:a xlink:type="simple" xlink:href="http://sortvisualizer.com/" text:style-name="Internet_20_link" text:visited-style-name="Visited_20_Internet_20_Link"><text:span text:style-name="T9">sortvisualizer.com</text:span></text:a></text:p>
      <text:p text:style-name="P24">Web application to display and animate 15+ sorting algorithms</text:p>
      <text:p text:style-name="P7">• Vanilla JavaScript, Flask, CSS</text:p>
      <text:p text:style-name="P7"/>
      <text:p text:style-name="P20">Education</text:p>
      <text:p text:style-name="P6">ITIS Cuneo Delpozzo – Computer Science and Telecommunications <text:s text:c="2"/><text:tab/> <text:s text:c="12"/><text:span text:style-name="T1">Sep 2017 – June 20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9.9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2-09-27T15:40:08.996116673</dc:date>
    <meta:editing-duration>PT17M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45" meta:word-count="335" meta:character-count="2539" meta:non-whitespace-character-count="2016"/>
  </office:meta>
</office:document-meta>
</file>